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line-height="100%" fo:text-align="justify" style:justify-single-word="false"/>
    </style:style>
    <style:style style:name="P2" style:family="paragraph" style:parent-style-name="Text_20_body">
      <style:paragraph-properties fo:line-height="100%" fo:text-align="justify" style:justify-single-word="false"/>
    </style:style>
    <style:style style:name="P3" style:family="paragraph" style:parent-style-name="Heading_20_3">
      <style:paragraph-properties fo:line-height="100%" fo:text-align="justify" style:justify-single-word="false"/>
      <style:text-properties officeooo:paragraph-rsid="003350da"/>
    </style:style>
    <style:style style:name="P4" style:family="paragraph" style:parent-style-name="Text_20_body">
      <style:paragraph-properties fo:line-height="100%" fo:text-align="justify" style:justify-single-word="false"/>
      <style:text-properties officeooo:paragraph-rsid="00175c32"/>
    </style:style>
    <style:style style:name="P5" style:family="paragraph" style:parent-style-name="Text_20_body">
      <style:paragraph-properties fo:line-height="100%" fo:text-align="justify" style:justify-single-word="false"/>
      <style:text-properties officeooo:paragraph-rsid="0027c2bc"/>
    </style:style>
    <style:style style:name="P6" style:family="paragraph" style:parent-style-name="Text_20_body">
      <style:paragraph-properties fo:line-height="100%" fo:text-align="justify" style:justify-single-word="false"/>
      <style:text-properties officeooo:paragraph-rsid="002f90cb"/>
    </style:style>
    <style:style style:name="P7" style:family="paragraph" style:parent-style-name="Text_20_body">
      <style:paragraph-properties fo:line-height="100%"/>
    </style:style>
    <style:style style:name="P8" style:family="paragraph" style:parent-style-name="Heading_20_3">
      <style:paragraph-properties fo:line-height="100%" fo:text-align="justify" style:justify-single-word="false"/>
      <style:text-properties style:font-name="Liberation Serif" officeooo:paragraph-rsid="00149dc9"/>
    </style:style>
    <style:style style:name="P9" style:family="paragraph" style:parent-style-name="Text_20_body">
      <style:paragraph-properties fo:line-height="100%" fo:text-align="justify" style:justify-single-word="false"/>
      <style:text-properties style:font-name="Liberation Serif" fo:font-size="14pt" style:font-size-asian="14pt" style:font-size-complex="14pt"/>
    </style:style>
    <style:style style:name="P10" style:family="paragraph" style:parent-style-name="Text_20_body">
      <style:paragraph-properties fo:line-height="100%" fo:text-align="justify" style:justify-single-word="false"/>
      <style:text-properties style:font-name="Liberation Serif" fo:font-size="14pt" officeooo:paragraph-rsid="00149dc9" style:font-size-asian="14pt" style:font-size-complex="14pt"/>
    </style:style>
    <style:style style:name="P11" style:family="paragraph" style:parent-style-name="Text_20_body">
      <style:paragraph-properties fo:line-height="100%" fo:text-align="justify" style:justify-single-word="false"/>
      <style:text-properties style:font-name="Liberation Serif" fo:font-size="14pt" officeooo:paragraph-rsid="003350da" style:font-size-asian="14pt" style:font-size-complex="14pt"/>
    </style:style>
    <style:style style:name="P12" style:family="paragraph" style:parent-style-name="Text_20_body">
      <style:paragraph-properties fo:line-height="100%"/>
      <style:text-properties style:font-name="Liberation Serif" fo:font-size="14pt" style:font-size-asian="14pt" style:font-size-complex="14pt"/>
    </style:style>
    <style:style style:name="P13" style:family="paragraph" style:parent-style-name="Text_20_body">
      <style:paragraph-properties fo:line-height="100%" fo:text-align="justify" style:justify-single-word="false"/>
      <style:text-properties style:font-name="Liberation Serif" fo:font-size="14pt" officeooo:rsid="00175c32" officeooo:paragraph-rsid="00175c32" style:font-size-asian="14pt" style:font-size-complex="14pt"/>
    </style:style>
    <style:style style:name="P14" style:family="paragraph" style:parent-style-name="Text_20_body">
      <style:paragraph-properties fo:line-height="100%" fo:text-align="justify" style:justify-single-word="false"/>
      <style:text-properties style:font-name="Liberation Serif" fo:font-size="14pt" officeooo:rsid="00175c32" style:font-size-asian="14pt" style:font-size-complex="14pt"/>
    </style:style>
    <style:style style:name="P15" style:family="paragraph" style:parent-style-name="Text_20_body">
      <style:paragraph-properties fo:line-height="100%" fo:text-align="justify" style:justify-single-word="false"/>
      <style:text-properties style:font-name="Liberation Serif" fo:font-size="14pt" officeooo:rsid="0019e7d2" officeooo:paragraph-rsid="0019e7d2" style:font-size-asian="14pt" style:font-size-complex="14pt"/>
    </style:style>
    <style:style style:name="P16" style:family="paragraph" style:parent-style-name="Text_20_body">
      <style:paragraph-properties fo:line-height="100%"/>
      <style:text-properties style:font-name="Liberation Serif" fo:font-size="14pt" officeooo:rsid="0027c2bc" officeooo:paragraph-rsid="0027c2bc" style:font-size-asian="14pt" style:font-size-complex="14pt"/>
    </style:style>
    <style:style style:name="P17" style:family="paragraph" style:parent-style-name="Text_20_body">
      <style:paragraph-properties fo:line-height="100%" fo:text-align="justify" style:justify-single-word="false"/>
      <style:text-properties style:font-name="Liberation Serif" fo:font-size="14pt" officeooo:rsid="0027c2bc" officeooo:paragraph-rsid="0027c2bc" style:font-size-asian="14pt" style:font-size-complex="14pt"/>
    </style:style>
    <style:style style:name="P18" style:family="paragraph" style:parent-style-name="Text_20_body">
      <style:paragraph-properties fo:line-height="100%" fo:text-align="justify" style:justify-single-word="false"/>
      <style:text-properties style:font-name="Liberation Serif" fo:font-size="14pt" officeooo:rsid="0029b17a" officeooo:paragraph-rsid="0029b17a" style:font-size-asian="14pt" style:font-size-complex="14pt"/>
    </style:style>
    <style:style style:name="P19" style:family="paragraph" style:parent-style-name="Text_20_body">
      <style:paragraph-properties fo:line-height="100%" fo:text-align="justify" style:justify-single-word="false"/>
      <style:text-properties style:font-name="Liberation Serif" fo:font-size="14pt" officeooo:rsid="002a1739" officeooo:paragraph-rsid="002a1739" style:font-size-asian="14pt" style:font-size-complex="14pt"/>
    </style:style>
    <style:style style:name="P20" style:family="paragraph" style:parent-style-name="Text_20_body">
      <style:paragraph-properties fo:line-height="100%" fo:text-align="justify" style:justify-single-word="false"/>
      <style:text-properties style:font-name="Liberation Serif" fo:font-size="14pt" officeooo:rsid="0038ae4f" officeooo:paragraph-rsid="0038ae4f" style:font-size-asian="14pt" style:font-size-complex="14pt"/>
    </style:style>
    <style:style style:name="P21" style:family="paragraph" style:parent-style-name="Text_20_body">
      <style:paragraph-properties fo:line-height="100%"/>
      <style:text-properties style:font-name="Liberation Serif" fo:font-size="14pt" fo:font-style="normal" style:font-size-asian="14pt" style:font-style-asian="normal" style:font-size-complex="14pt" style:font-style-complex="normal"/>
    </style:style>
    <style:style style:name="P22" style:family="paragraph" style:parent-style-name="Text_20_body">
      <style:paragraph-properties fo:line-height="100%" fo:text-align="justify" style:justify-single-word="false"/>
      <style:text-properties style:font-name="Liberation Serif" fo:font-size="14pt" style:text-underline-style="none" fo:font-weight="normal" officeooo:rsid="001e14ab" officeooo:paragraph-rsid="001f0b86" style:font-size-asian="14pt" style:font-weight-asian="normal" style:font-size-complex="14pt" style:font-weight-complex="normal"/>
    </style:style>
    <style:style style:name="P23" style:family="paragraph" style:parent-style-name="Text_20_body">
      <style:paragraph-properties fo:line-height="100%" fo:text-align="justify" style:justify-single-word="false"/>
      <style:text-properties style:font-name="Liberation Serif" fo:font-size="14pt" style:text-underline-style="none" fo:font-weight="normal" officeooo:rsid="00252bb0" officeooo:paragraph-rsid="00252bb0" style:font-size-asian="14pt" style:font-weight-asian="normal" style:font-size-complex="14pt" style:font-weight-complex="normal"/>
    </style:style>
    <style:style style:name="P24" style:family="paragraph" style:parent-style-name="Text_20_body">
      <style:paragraph-properties fo:line-height="100%" fo:text-align="justify" style:justify-single-word="false"/>
      <style:text-properties style:font-name="Liberation Serif" fo:font-size="14pt" style:text-underline-style="none" fo:font-weight="normal" officeooo:rsid="002362e7" officeooo:paragraph-rsid="00252bb0" style:font-size-asian="14pt" style:font-weight-asian="normal" style:font-size-complex="14pt" style:font-weight-complex="normal"/>
    </style:style>
    <style:style style:name="P25" style:family="paragraph" style:parent-style-name="Text_20_body">
      <style:paragraph-properties fo:line-height="100%" fo:text-align="justify" style:justify-single-word="false"/>
      <style:text-properties style:font-name="Liberation Serif" fo:font-size="14pt" style:text-underline-style="none" fo:font-weight="normal" officeooo:rsid="002362e7" officeooo:paragraph-rsid="0027c2bc" style:font-size-asian="14pt" style:font-weight-asian="normal" style:font-size-complex="14pt" style:font-weight-complex="normal"/>
    </style:style>
    <style:style style:name="P26" style:family="paragraph" style:parent-style-name="Text_20_body">
      <style:paragraph-properties fo:line-height="100%" fo:text-align="justify" style:justify-single-word="false"/>
      <style:text-properties style:font-name="Liberation Serif" fo:font-size="14pt" style:text-underline-style="none" fo:font-weight="normal" officeooo:rsid="0027c2bc" officeooo:paragraph-rsid="0027c2bc" style:font-size-asian="14pt" style:font-weight-asian="normal" style:font-size-complex="14pt" style:font-weight-complex="normal"/>
    </style:style>
    <style:style style:name="P27" style:family="paragraph" style:parent-style-name="Text_20_body">
      <style:paragraph-properties fo:line-height="100%" fo:text-align="justify" style:justify-single-word="false"/>
      <style:text-properties style:font-name="Liberation Serif" fo:font-size="14pt" style:text-underline-style="none" fo:font-weight="bold" officeooo:rsid="001e14ab" officeooo:paragraph-rsid="001f0b86" style:font-size-asian="14pt" style:font-weight-asian="bold" style:font-size-complex="14pt" style:font-weight-complex="bold"/>
    </style:style>
    <style:style style:name="P28" style:family="paragraph" style:parent-style-name="Text_20_body">
      <style:paragraph-properties fo:line-height="100%" fo:text-align="justify" style:justify-single-word="false"/>
      <style:text-properties style:font-name="Liberation Serif" fo:font-size="14pt" style:text-underline-style="none" fo:font-weight="bold" officeooo:rsid="002362e7" officeooo:paragraph-rsid="0027c2bc" style:font-size-asian="14pt" style:font-weight-asian="bold" style:font-size-complex="14pt" style:font-weight-complex="bold"/>
    </style:style>
    <style:style style:name="P29" style:family="paragraph" style:parent-style-name="Text_20_body">
      <style:paragraph-properties fo:line-height="100%" fo:text-align="justify" style:justify-single-word="false"/>
      <style:text-properties style:font-name="Liberation Serif" fo:font-size="14pt" fo:font-weight="normal" officeooo:rsid="003350da" officeooo:paragraph-rsid="003350da" style:font-size-asian="14pt" style:font-weight-asian="normal" style:font-size-complex="14pt" style:font-weight-complex="normal"/>
    </style:style>
    <style:style style:name="P30" style:family="paragraph" style:parent-style-name="Text_20_body">
      <style:paragraph-properties fo:line-height="100%" fo:text-align="justify" style:justify-single-word="false"/>
      <style:text-properties style:font-name="Liberation Serif" fo:font-size="14pt" fo:font-weight="bold" style:font-size-asian="14pt" style:font-weight-asian="bold" style:font-size-complex="14pt" style:font-weight-complex="bold"/>
    </style:style>
    <style:style style:name="P31" style:family="paragraph" style:parent-style-name="Text_20_body">
      <style:paragraph-properties fo:line-height="100%" fo:text-align="justify" style:justify-single-word="false"/>
      <style:text-properties style:font-name="Liberation Serif" fo:font-size="14pt" fo:font-weight="bold" officeooo:rsid="00175c32" officeooo:paragraph-rsid="00175c32" style:font-size-asian="14pt" style:font-weight-asian="bold" style:font-size-complex="14pt" style:font-weight-complex="bold"/>
    </style:style>
    <style:style style:name="P32" style:family="paragraph" style:parent-style-name="Text_20_body">
      <style:paragraph-properties fo:line-height="100%" fo:text-align="justify" style:justify-single-word="false"/>
      <style:text-properties style:font-name="Liberation Serif" fo:font-size="14pt" fo:font-weight="bold" officeooo:rsid="002a1739" officeooo:paragraph-rsid="002a1739" style:font-size-asian="14pt" style:font-weight-asian="bold" style:font-size-complex="14pt" style:font-weight-complex="bold"/>
    </style:style>
    <style:style style:name="P33" style:family="paragraph" style:parent-style-name="Text_20_body">
      <style:paragraph-properties fo:line-height="100%" fo:text-align="justify" style:justify-single-word="false"/>
      <style:text-properties fo:font-size="14pt" officeooo:rsid="00175c32" officeooo:paragraph-rsid="00175c32" style:font-size-asian="14pt" style:font-size-complex="14pt"/>
    </style:style>
    <style:style style:name="P34" style:family="paragraph" style:parent-style-name="Text_20_body">
      <style:paragraph-properties fo:line-height="100%" fo:text-align="justify" style:justify-single-word="false"/>
      <style:text-properties fo:font-size="14pt" fo:font-weight="bold" officeooo:rsid="00136c6c" officeooo:paragraph-rsid="00136c6c" style:font-size-asian="14pt" style:font-weight-asian="bold" style:font-size-complex="14pt" style:font-weight-complex="bold"/>
    </style:style>
    <style:style style:name="P35"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6" style:family="paragraph" style:parent-style-name="Standard">
      <style:paragraph-properties fo:text-align="justify" style:justify-single-word="false"/>
      <style:text-properties fo:font-size="14pt" fo:font-weight="normal" officeooo:rsid="00136c6c" officeooo:paragraph-rsid="00136c6c"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3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465936" officeooo:paragraph-rsid="00465936" style:font-size-asian="14pt" style:font-weight-asian="bold" style:font-size-complex="14pt" style:font-weight-complex="bold"/>
    </style:style>
    <style:style style:name="P39" style:family="paragraph" style:parent-style-name="Text_20_body">
      <style:paragraph-properties fo:line-height="100%" fo:text-align="justify" style:justify-single-word="false"/>
      <style:text-properties fo:font-weight="bold" officeooo:rsid="002362e7" officeooo:paragraph-rsid="00252bb0" style:font-weight-asian="bold" style:font-weight-complex="bold"/>
    </style:style>
    <style:style style:name="P40" style:family="paragraph" style:parent-style-name="Text_20_body">
      <style:paragraph-properties fo:line-height="100%" fo:text-align="justify" style:justify-single-word="false"/>
      <style:text-properties fo:font-weight="bold" officeooo:rsid="0026c76b" officeooo:paragraph-rsid="0026c76b" style:font-weight-asian="bold" style:font-weight-complex="bold"/>
    </style:style>
    <style:style style:name="P41" style:family="paragraph" style:parent-style-name="Text_20_body">
      <style:paragraph-properties fo:line-height="100%" fo:text-align="justify" style:justify-single-word="false"/>
      <style:text-properties officeooo:rsid="002362e7" officeooo:paragraph-rsid="002362e7"/>
    </style:style>
    <style:style style:name="P42" style:family="paragraph" style:parent-style-name="Heading_20_4">
      <style:paragraph-properties fo:line-height="100%" fo:text-align="justify" style:justify-single-word="false"/>
      <style:text-properties officeooo:paragraph-rsid="003350da"/>
    </style:style>
    <style:style style:name="P43" style:family="paragraph" style:parent-style-name="Standard" style:list-style-name="L1">
      <style:text-properties fo:font-size="14pt" fo:font-weight="bold" style:font-size-asian="14pt" style:font-weight-asian="bold" style:font-size-complex="14pt" style:font-weight-complex="bold"/>
    </style:style>
    <style:style style:name="P44" style:family="paragraph" style:parent-style-name="Text_20_body" style:list-style-name="L2">
      <style:paragraph-properties fo:line-height="100%" fo:text-align="justify" style:justify-single-word="false"/>
    </style:style>
    <style:style style:name="P45" style:family="paragraph" style:parent-style-name="Text_20_body" style:list-style-name="L3">
      <style:paragraph-properties fo:line-height="100%" fo:text-align="justify" style:justify-single-word="false"/>
    </style:style>
    <style:style style:name="P46" style:family="paragraph" style:parent-style-name="Text_20_body" style:list-style-name="L4">
      <style:paragraph-properties fo:line-height="100%" fo:text-align="justify" style:justify-single-word="false"/>
    </style:style>
    <style:style style:name="P47" style:family="paragraph" style:parent-style-name="Text_20_body" style:list-style-name="L5">
      <style:paragraph-properties fo:line-height="100%" fo:text-align="justify" style:justify-single-word="false"/>
    </style:style>
    <style:style style:name="P48" style:family="paragraph" style:parent-style-name="Text_20_body" style:list-style-name="L5">
      <style:paragraph-properties fo:line-height="100%" fo:text-align="justify" style:justify-single-word="false"/>
      <style:text-properties officeooo:paragraph-rsid="00175c32"/>
    </style:style>
    <style:style style:name="P49" style:family="paragraph" style:parent-style-name="Text_20_body" style:list-style-name="L7">
      <style:paragraph-properties fo:line-height="100%" fo:text-align="justify" style:justify-single-word="false"/>
      <style:text-properties officeooo:paragraph-rsid="002362e7"/>
    </style:style>
    <style:style style:name="P50" style:family="paragraph" style:parent-style-name="Text_20_body" style:list-style-name="L7">
      <style:paragraph-properties fo:line-height="100%" fo:text-align="justify" style:justify-single-word="false"/>
      <style:text-properties officeooo:paragraph-rsid="00252bb0"/>
    </style:style>
    <style:style style:name="P51" style:family="paragraph" style:parent-style-name="Text_20_body" style:list-style-name="L9">
      <style:paragraph-properties fo:line-height="100%" fo:text-align="justify" style:justify-single-word="false"/>
      <style:text-properties officeooo:paragraph-rsid="0027c2bc"/>
    </style:style>
    <style:style style:name="P52" style:family="paragraph" style:parent-style-name="Text_20_body" style:list-style-name="L8">
      <style:paragraph-properties fo:line-height="100%"/>
    </style:style>
    <style:style style:name="P53" style:family="paragraph" style:parent-style-name="Text_20_body" style:list-style-name="L10">
      <style:paragraph-properties fo:line-height="100%"/>
    </style:style>
    <style:style style:name="P54" style:family="paragraph" style:parent-style-name="Text_20_body" style:list-style-name="L11">
      <style:paragraph-properties fo:line-height="100%"/>
    </style:style>
    <style:style style:name="P55" style:family="paragraph" style:parent-style-name="Text_20_body" style:list-style-name="L12">
      <style:paragraph-properties fo:line-height="100%"/>
    </style:style>
    <style:style style:name="P56" style:family="paragraph" style:parent-style-name="Text_20_body" style:list-style-name="L13">
      <style:paragraph-properties fo:line-height="100%"/>
    </style:style>
    <style:style style:name="P57" style:family="paragraph" style:parent-style-name="Text_20_body" style:list-style-name="L14">
      <style:paragraph-properties fo:line-height="100%"/>
    </style:style>
    <style:style style:name="P58" style:family="paragraph" style:parent-style-name="Text_20_body" style:list-style-name="L15">
      <style:paragraph-properties fo:line-height="100%"/>
    </style:style>
    <style:style style:name="P59" style:family="paragraph" style:parent-style-name="Text_20_body" style:list-style-name="L3">
      <style:paragraph-properties fo:line-height="100%" fo:text-align="justify" style:justify-single-word="false"/>
      <style:text-properties style:font-name="Liberation Serif" fo:font-size="14pt" style:font-size-asian="14pt" style:font-size-complex="14pt"/>
    </style:style>
    <style:style style:name="P60" style:family="paragraph" style:parent-style-name="Text_20_body" style:list-style-name="L4">
      <style:paragraph-properties fo:line-height="100%" fo:text-align="justify" style:justify-single-word="false"/>
      <style:text-properties style:font-name="Liberation Serif" fo:font-size="14pt" style:font-size-asian="14pt" style:font-size-complex="14pt"/>
    </style:style>
    <style:style style:name="P61" style:family="paragraph" style:parent-style-name="Text_20_body" style:list-style-name="L16">
      <style:paragraph-properties fo:line-height="100%" fo:text-align="justify" style:justify-single-word="false"/>
      <style:text-properties style:font-name="Liberation Serif" fo:font-size="14pt" officeooo:paragraph-rsid="0038ae4f" style:font-size-asian="14pt" style:font-size-complex="14pt"/>
    </style:style>
    <style:style style:name="P62" style:family="paragraph" style:parent-style-name="Text_20_body" style:list-style-name="L8">
      <style:paragraph-properties fo:line-height="100%"/>
      <style:text-properties style:font-name="Liberation Serif" fo:font-size="14pt" style:font-size-asian="14pt" style:font-size-complex="14pt"/>
    </style:style>
    <style:style style:name="P63" style:family="paragraph" style:parent-style-name="Text_20_body" style:list-style-name="L14">
      <style:paragraph-properties fo:line-height="100%"/>
      <style:text-properties style:font-name="Liberation Serif" fo:font-size="14pt" style:font-size-asian="14pt" style:font-size-complex="14pt"/>
    </style:style>
    <style:style style:name="P64" style:family="paragraph" style:parent-style-name="Text_20_body" style:list-style-name="L6">
      <style:paragraph-properties fo:line-height="100%" fo:text-align="justify" style:justify-single-word="false"/>
      <style:text-properties style:font-name="Liberation Serif" fo:font-size="14pt" fo:font-weight="bold" officeooo:rsid="0019e7d2" officeooo:paragraph-rsid="0019e7d2" style:font-size-asian="14pt" style:font-weight-asian="bold" style:font-size-complex="14pt" style:font-weight-complex="bold"/>
    </style:style>
    <style:style style:name="P65" style:family="paragraph" style:parent-style-name="Text_20_body" style:list-style-name="L6">
      <style:paragraph-properties fo:line-height="100%" fo:text-align="justify" style:justify-single-word="false"/>
      <style:text-properties style:font-name="Liberation Serif" fo:font-size="14pt" fo:font-weight="bold" officeooo:rsid="0019e7d2" officeooo:paragraph-rsid="001cc8e7" style:font-size-asian="14pt" style:font-weight-asian="bold" style:font-size-complex="14pt" style:font-weight-complex="bold"/>
    </style:style>
    <style:style style:name="P66" style:family="paragraph" style:parent-style-name="Text_20_body" style:list-style-name="L6">
      <style:paragraph-properties fo:line-height="100%" fo:text-align="justify" style:justify-single-word="false"/>
      <style:text-properties style:font-name="Liberation Serif" fo:font-size="14pt" fo:font-weight="bold" officeooo:rsid="001cc8e7" officeooo:paragraph-rsid="001cc8e7" style:font-size-asian="14pt" style:font-weight-asian="bold" style:font-size-complex="14pt" style:font-weight-complex="bold"/>
    </style:style>
    <style:style style:name="P67" style:family="paragraph" style:parent-style-name="Text_20_body" style:list-style-name="L6">
      <style:paragraph-properties fo:line-height="100%" fo:text-align="justify" style:justify-single-word="false"/>
      <style:text-properties style:font-name="Liberation Serif" fo:font-size="14pt" fo:font-weight="bold" officeooo:rsid="001d0491" officeooo:paragraph-rsid="001d0491" style:font-size-asian="14pt" style:font-weight-asian="bold" style:font-size-complex="14pt" style:font-weight-complex="bold"/>
    </style:style>
    <style:style style:name="P68" style:family="paragraph" style:parent-style-name="Text_20_body" style:list-style-name="L6">
      <style:paragraph-properties fo:line-height="100%" fo:text-align="justify" style:justify-single-word="false"/>
      <style:text-properties style:font-name="Liberation Serif" fo:font-size="14pt" fo:font-weight="bold" officeooo:rsid="001dcaa7" officeooo:paragraph-rsid="001dcaa7" style:font-size-asian="14pt" style:font-weight-asian="bold" style:font-size-complex="14pt" style:font-weight-complex="bold"/>
    </style:style>
    <style:style style:name="P69" style:family="paragraph" style:parent-style-name="Text_20_body" style:list-style-name="L6">
      <style:paragraph-properties fo:line-height="100%" fo:text-align="justify" style:justify-single-word="false"/>
      <style:text-properties style:font-name="Liberation Serif" fo:font-size="14pt" fo:font-weight="bold" officeooo:rsid="001dcaa7" officeooo:paragraph-rsid="001f0b86" style:font-size-asian="14pt" style:font-weight-asian="bold" style:font-size-complex="14pt" style:font-weight-complex="bold"/>
    </style:style>
    <style:style style:name="P70" style:family="paragraph" style:parent-style-name="Text_20_body" style:list-style-name="L16">
      <style:paragraph-properties fo:line-height="100%" fo:text-align="justify" style:justify-single-word="false"/>
      <style:text-properties style:font-name="Liberation Serif" fo:font-size="14pt" fo:font-weight="bold" officeooo:rsid="003a3afe" officeooo:paragraph-rsid="003a3afe" style:font-size-asian="14pt" style:font-weight-asian="bold" style:font-size-complex="14pt" style:font-weight-complex="bold"/>
    </style:style>
    <style:style style:name="P71" style:family="paragraph" style:parent-style-name="Text_20_body" style:list-style-name="L16">
      <style:paragraph-properties fo:line-height="100%" fo:text-align="justify" style:justify-single-word="false"/>
      <style:text-properties style:font-name="Liberation Serif" fo:font-size="14pt" fo:font-weight="bold" officeooo:rsid="003c0919" officeooo:paragraph-rsid="003c0919" style:font-size-asian="14pt" style:font-weight-asian="bold" style:font-size-complex="14pt" style:font-weight-complex="bold"/>
    </style:style>
    <style:style style:name="P72" style:family="paragraph" style:parent-style-name="Text_20_body" style:list-style-name="L16">
      <style:paragraph-properties fo:line-height="100%" fo:text-align="justify" style:justify-single-word="false"/>
      <style:text-properties style:font-name="Liberation Serif" fo:font-size="14pt" fo:font-weight="bold" officeooo:rsid="003c1dfe" officeooo:paragraph-rsid="003cf5f7" style:font-size-asian="14pt" style:font-weight-asian="bold" style:font-size-complex="14pt" style:font-weight-complex="bold"/>
    </style:style>
    <style:style style:name="P73" style:family="paragraph" style:parent-style-name="Text_20_body" style:list-style-name="L16">
      <style:paragraph-properties fo:line-height="100%" fo:text-align="justify" style:justify-single-word="false"/>
      <style:text-properties style:font-name="Liberation Serif" fo:font-size="14pt" fo:font-weight="bold" officeooo:rsid="003cf5f7" officeooo:paragraph-rsid="003cf5f7" style:font-size-asian="14pt" style:font-weight-asian="bold" style:font-size-complex="14pt" style:font-weight-complex="bold"/>
    </style:style>
    <style:style style:name="P74" style:family="paragraph" style:parent-style-name="Text_20_body" style:list-style-name="L6">
      <style:paragraph-properties fo:line-height="100%" fo:text-align="justify" style:justify-single-word="false"/>
      <style:text-properties style:font-name="Liberation Serif" fo:font-size="14pt" style:text-underline-style="none" fo:font-weight="normal" officeooo:rsid="001cc8e7" officeooo:paragraph-rsid="001cc8e7" style:font-size-asian="14pt" style:font-weight-asian="normal" style:font-size-complex="14pt" style:font-weight-complex="normal"/>
    </style:style>
    <style:style style:name="P75" style:family="paragraph" style:parent-style-name="Text_20_body" style:list-style-name="L6">
      <style:paragraph-properties fo:line-height="100%" fo:text-align="justify" style:justify-single-word="false"/>
      <style:text-properties style:font-name="Liberation Serif" fo:font-size="14pt" style:text-underline-style="none" fo:font-weight="normal" officeooo:rsid="001d0491" officeooo:paragraph-rsid="001d0491" style:font-size-asian="14pt" style:font-weight-asian="normal" style:font-size-complex="14pt" style:font-weight-complex="normal"/>
    </style:style>
    <style:style style:name="P76" style:family="paragraph" style:parent-style-name="Text_20_body" style:list-style-name="L6">
      <style:paragraph-properties fo:line-height="100%" fo:text-align="justify" style:justify-single-word="false"/>
      <style:text-properties style:font-name="Liberation Serif" fo:font-size="14pt" style:text-underline-style="none" fo:font-weight="normal" officeooo:rsid="001dcaa7" officeooo:paragraph-rsid="001dcaa7" style:font-size-asian="14pt" style:font-weight-asian="normal" style:font-size-complex="14pt" style:font-weight-complex="normal"/>
    </style:style>
    <style:style style:name="P77" style:family="paragraph" style:parent-style-name="Text_20_body" style:list-style-name="L6">
      <style:paragraph-properties fo:line-height="100%" fo:text-align="justify" style:justify-single-word="false"/>
      <style:text-properties style:font-name="Liberation Serif" fo:font-size="14pt" style:text-underline-style="none" fo:font-weight="normal" officeooo:rsid="001e14ab" officeooo:paragraph-rsid="001f0b86" style:font-size-asian="14pt" style:font-weight-asian="normal" style:font-size-complex="14pt" style:font-weight-complex="normal"/>
    </style:style>
    <style:style style:name="P78" style:family="paragraph" style:parent-style-name="Text_20_body" style:list-style-name="L7">
      <style:paragraph-properties fo:line-height="100%" fo:text-align="justify" style:justify-single-word="false"/>
      <style:text-properties style:font-name="Liberation Serif" fo:font-size="14pt" style:text-underline-style="none" fo:font-weight="normal" officeooo:rsid="00252bb0" officeooo:paragraph-rsid="00252bb0" style:font-size-asian="14pt" style:font-weight-asian="normal" style:font-size-complex="14pt" style:font-weight-complex="normal"/>
    </style:style>
    <style:style style:name="P79" style:family="paragraph" style:parent-style-name="Text_20_body" style:list-style-name="L7">
      <style:paragraph-properties fo:line-height="100%" fo:text-align="justify" style:justify-single-word="false"/>
      <style:text-properties fo:font-weight="normal" officeooo:rsid="00252bb0" officeooo:paragraph-rsid="00252bb0" style:font-weight-asian="normal" style:font-weight-complex="normal"/>
    </style:style>
    <style:style style:name="P80" style:family="paragraph" style:parent-style-name="Text_20_body" style:list-style-name="L9">
      <style:paragraph-properties fo:line-height="100%" fo:text-align="justify" style:justify-single-word="false"/>
      <style:text-properties fo:font-size="14pt" officeooo:paragraph-rsid="0027c2bc" style:font-size-asian="14pt" style:font-size-complex="14pt"/>
    </style:style>
    <style:style style:name="T1" style:family="text">
      <style:text-properties fo:font-size="14pt" style:font-size-asian="14pt" style:font-size-complex="14pt"/>
    </style:style>
    <style:style style:name="T2" style:family="text">
      <style:text-properties fo:font-weight="bold" officeooo:rsid="0038ae4f" style:font-weight-asian="bold" style:font-weight-complex="bold"/>
    </style:style>
    <style:style style:name="T3" style:family="text">
      <style:text-properties fo:font-weight="bold" officeooo:rsid="003c1dfe"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38ae4f" style:font-weight-asian="normal" style:font-weight-complex="normal"/>
    </style:style>
    <style:style style:name="T6" style:family="text">
      <style:text-properties fo:font-weight="normal" officeooo:rsid="003a3afe" style:font-weight-asian="normal" style:font-weight-complex="normal"/>
    </style:style>
    <style:style style:name="T7" style:family="text">
      <style:text-properties fo:font-weight="normal" officeooo:rsid="003c0919" style:font-weight-asian="normal" style:font-weight-complex="normal"/>
    </style:style>
    <style:style style:name="T8" style:family="text">
      <style:text-properties officeooo:rsid="00149dc9"/>
    </style:style>
    <style:style style:name="T9" style:family="text">
      <style:text-properties style:font-name="Liberation Serif"/>
    </style:style>
    <style:style style:name="T10" style:family="text">
      <style:text-properties style:font-name="Liberation Serif" fo:font-weight="normal" style:font-weight-asian="normal" style:font-weight-complex="normal"/>
    </style:style>
    <style:style style:name="T11" style:family="text">
      <style:text-properties style:font-name="Liberation Serif" fo:font-weight="normal" officeooo:rsid="003e13c8" style:font-weight-asian="normal" style:font-weight-complex="normal"/>
    </style:style>
    <style:style style:name="T12" style:family="text">
      <style:text-properties style:font-name="Liberation Serif" fo:font-weight="normal" officeooo:rsid="00402332" style:font-weight-asian="normal" style:font-weight-complex="normal"/>
    </style:style>
    <style:style style:name="T13" style:family="text">
      <style:text-properties style:font-name="Liberation Serif" fo:font-size="14pt" style:font-size-asian="14pt" style:font-size-complex="14pt"/>
    </style:style>
    <style:style style:name="T14" style:family="text">
      <style:text-properties style:font-name="Liberation Serif" fo:font-size="14pt" officeooo:rsid="00136c6c" style:font-size-asian="14pt" style:font-size-complex="14pt"/>
    </style:style>
    <style:style style:name="T15" style:family="text">
      <style:text-properties style:font-name="Liberation Serif" fo:font-size="14pt" officeooo:rsid="00149dc9" style:font-size-asian="14pt" style:font-size-complex="14pt"/>
    </style:style>
    <style:style style:name="T16" style:family="text">
      <style:text-properties style:font-name="Liberation Serif" fo:font-size="14pt" officeooo:rsid="00175c32" style:font-size-asian="14pt" style:font-size-complex="14pt"/>
    </style:style>
    <style:style style:name="T17" style:family="text">
      <style:text-properties style:font-name="Liberation Serif" fo:font-size="14pt" officeooo:rsid="002e9f47" style:font-size-asian="14pt" style:font-size-complex="14pt"/>
    </style:style>
    <style:style style:name="T18" style:family="text">
      <style:text-properties style:font-name="Liberation Serif" fo:font-size="14pt" officeooo:rsid="002f90cb" style:font-size-asian="14pt" style:font-size-complex="14pt"/>
    </style:style>
    <style:style style:name="T19" style:family="text">
      <style:text-properties style:font-name="Liberation Serif" fo:font-size="14pt" officeooo:rsid="0035ed19" style:font-size-asian="14pt" style:font-size-complex="14pt"/>
    </style:style>
    <style:style style:name="T20" style:family="text">
      <style:text-properties style:font-name="Liberation Serif" fo:font-size="14pt" officeooo:rsid="00402332" style:font-size-asian="14pt" style:font-size-complex="14pt"/>
    </style:style>
    <style:style style:name="T21" style:family="text">
      <style:text-properties style:font-name="Liberation Serif" fo:font-size="14pt" officeooo:rsid="00421e74" style:font-size-asian="14pt" style:font-size-complex="14pt"/>
    </style:style>
    <style:style style:name="T22" style:family="text">
      <style:text-properties style:font-name="Liberation Serif" fo:font-size="14pt" fo:font-weight="normal" style:font-size-asian="14pt" style:font-weight-asian="normal" style:font-size-complex="14pt" style:font-weight-complex="normal"/>
    </style:style>
    <style:style style:name="T23" style:family="text">
      <style:text-properties style:font-name="Liberation Serif" fo:font-size="14pt" fo:font-weight="normal" officeooo:rsid="00149dc9" style:font-size-asian="14pt" style:font-weight-asian="normal" style:font-size-complex="14pt" style:font-weight-complex="normal"/>
    </style:style>
    <style:style style:name="T24" style:family="text">
      <style:text-properties style:font-name="Liberation Serif" fo:font-size="14pt" fo:font-weight="normal" officeooo:rsid="00175c32" style:font-size-asian="14pt" style:font-weight-asian="normal" style:font-size-complex="14pt" style:font-weight-complex="normal"/>
    </style:style>
    <style:style style:name="T25" style:family="text">
      <style:text-properties style:font-name="Liberation Serif" fo:font-size="14pt" fo:font-weight="normal" officeooo:rsid="0018ca20" style:font-size-asian="14pt" style:font-weight-asian="normal" style:font-size-complex="14pt" style:font-weight-complex="normal"/>
    </style:style>
    <style:style style:name="T26" style:family="text">
      <style:text-properties style:font-name="Liberation Serif" fo:font-size="14pt" fo:font-weight="normal" officeooo:rsid="00421e74" style:font-size-asian="14pt" style:font-weight-asian="normal" style:font-size-complex="14pt" style:font-weight-complex="normal"/>
    </style:style>
    <style:style style:name="T27" style:family="text">
      <style:text-properties style:font-name="Liberation Serif" fo:font-size="14pt" fo:font-style="normal" style:font-size-asian="14pt" style:font-style-asian="normal" style:font-size-complex="14pt" style:font-style-complex="normal"/>
    </style:style>
    <style:style style:name="T28" style:family="text">
      <style:text-properties style:font-name="Liberation Serif" fo:font-size="14pt" fo:font-style="normal" officeooo:rsid="003350da" style:font-size-asian="14pt" style:font-style-asian="normal" style:font-size-complex="14pt" style:font-style-complex="normal"/>
    </style:style>
    <style:style style:name="T29" style:family="text">
      <style:text-properties style:font-name="Liberation Serif" fo:font-size="14pt" fo:font-style="normal" officeooo:rsid="0027c2bc" style:font-size-asian="14pt" style:font-style-asian="normal" style:font-size-complex="14pt" style:font-style-complex="normal"/>
    </style:style>
    <style:style style:name="T30" style:family="text">
      <style:text-properties style:font-name="Liberation Serif" fo:font-size="14pt" fo:font-style="normal" officeooo:rsid="0035ed19" style:font-size-asian="14pt" style:font-style-asian="normal" style:font-size-complex="14pt" style:font-style-complex="normal"/>
    </style:style>
    <style:style style:name="T31" style:family="text">
      <style:text-properties style:font-name="Liberation Serif" fo:font-size="14pt" style:text-underline-style="none" fo:font-weight="normal" style:font-size-asian="14pt" style:font-weight-asian="normal" style:font-size-complex="14pt" style:font-weight-complex="normal"/>
    </style:style>
    <style:style style:name="T32" style:family="text">
      <style:text-properties style:font-name="Liberation Serif" fo:font-size="14pt" style:text-underline-style="none" fo:font-weight="normal" officeooo:rsid="001e14ab" style:font-size-asian="14pt" style:font-weight-asian="normal" style:font-size-complex="14pt" style:font-weight-complex="normal"/>
    </style:style>
    <style:style style:name="T33" style:family="text">
      <style:text-properties style:font-name="Liberation Serif" fo:font-size="14pt" style:text-underline-style="none" fo:font-weight="normal" officeooo:rsid="002362e7" style:font-size-asian="14pt" style:font-weight-asian="normal" style:font-size-complex="14pt" style:font-weight-complex="normal"/>
    </style:style>
    <style:style style:name="T34" style:family="text">
      <style:text-properties style:font-name="Liberation Serif" fo:font-size="14pt" style:text-underline-style="none" fo:font-weight="normal" officeooo:rsid="00252bb0" style:font-size-asian="14pt" style:font-weight-asian="normal" style:font-size-complex="14pt" style:font-weight-complex="normal"/>
    </style:style>
    <style:style style:name="T35" style:family="text">
      <style:text-properties style:font-name="Liberation Serif" fo:font-size="14pt" style:text-underline-style="none" fo:font-weight="normal" officeooo:rsid="0027c2bc" style:font-size-asian="14pt" style:font-weight-asian="normal" style:font-size-complex="14pt" style:font-weight-complex="normal"/>
    </style:style>
    <style:style style:name="T36" style:family="text">
      <style:text-properties style:font-name="Liberation Serif" fo:font-size="14pt" style:text-underline-style="none" fo:font-weight="normal" officeooo:rsid="0042f982" style:font-size-asian="14pt" style:font-weight-asian="normal" style:font-size-complex="14pt" style:font-weight-complex="normal"/>
    </style:style>
    <style:style style:name="T37" style:family="text">
      <style:text-properties style:font-name="Liberation Serif" fo:font-size="14pt" style:text-underline-style="none" fo:font-weight="bold" style:font-size-asian="14pt" style:font-weight-asian="bold" style:font-size-complex="14pt" style:font-weight-complex="bold"/>
    </style:style>
    <style:style style:name="T38" style:family="text">
      <style:text-properties style:font-name="Liberation Serif" fo:font-size="14pt" style:text-underline-style="none" fo:font-weight="bold" officeooo:rsid="002362e7" style:font-size-asian="14pt" style:font-weight-asian="bold" style:font-size-complex="14pt" style:font-weight-complex="bold"/>
    </style:style>
    <style:style style:name="T39" style:family="text">
      <style:text-properties style:font-name="Liberation Serif" fo:font-size="14pt" style:text-underline-style="none" style:font-size-asian="14pt" style:font-size-complex="14pt"/>
    </style:style>
    <style:style style:name="T40" style:family="text">
      <style:text-properties style:font-name="Liberation Serif" fo:font-size="14pt" style:text-underline-style="none" officeooo:rsid="00252bb0" style:font-size-asian="14pt" style:font-size-complex="14pt"/>
    </style:style>
    <style:style style:name="T41" style:family="text">
      <style:text-properties style:font-name="Liberation Serif" fo:font-size="14pt" style:text-underline-style="none" officeooo:rsid="002362e7" style:font-size-asian="14pt" style:font-size-complex="14pt"/>
    </style:style>
    <style:style style:name="T42" style:family="text">
      <style:text-properties style:font-name="Liberation Serif" fo:font-size="14pt" style:text-underline-style="none" officeooo:rsid="002602f3" style:font-size-asian="14pt" style:font-size-complex="14pt"/>
    </style:style>
    <style:style style:name="T43" style:family="text">
      <style:text-properties style:font-name="Liberation Serif" fo:font-size="14pt" fo:font-weight="bold" style:font-size-asian="14pt" style:font-weight-asian="bold" style:font-size-complex="14pt" style:font-weight-complex="bold"/>
    </style:style>
    <style:style style:name="T44" style:family="text">
      <style:text-properties style:font-name="Liberation Serif" fo:font-size="14pt" fo:font-weight="bold" officeooo:rsid="00421e74" style:font-size-asian="14pt" style:font-weight-asian="bold" style:font-size-complex="14pt" style:font-weight-complex="bold"/>
    </style:style>
    <style:style style:name="T45" style:family="text">
      <style:text-properties style:font-name="Liberation Serif" fo:font-size="14pt" fo:font-weight="bold" officeooo:rsid="00175c32" style:font-size-asian="14pt" style:font-weight-asian="bold" style:font-size-complex="14pt" style:font-weight-complex="bold"/>
    </style:style>
    <style:style style:name="T46" style:family="text">
      <style:text-properties style:font-name="Liberation Serif" officeooo:rsid="0016946b"/>
    </style:style>
    <style:style style:name="T47" style:family="text">
      <style:text-properties style:font-name="Liberation Serif" officeooo:rsid="00402332"/>
    </style:style>
    <style:style style:name="T48" style:family="text">
      <style:text-properties style:font-name="Liberation Serif" officeooo:rsid="0044598c"/>
    </style:style>
    <style:style style:name="T49" style:family="text">
      <style:text-properties officeooo:rsid="0019e7d2"/>
    </style:style>
    <style:style style:name="T50" style:family="text">
      <style:text-properties style:text-underline-style="none"/>
    </style:style>
    <style:style style:name="T51" style:family="text">
      <style:text-properties style:text-underline-style="none" fo:font-weight="normal" style:font-weight-asian="normal" style:font-weight-complex="normal"/>
    </style:style>
    <style:style style:name="T52" style:family="text">
      <style:text-properties style:text-underline-style="none" fo:font-weight="normal" officeooo:rsid="001b9c1c" style:font-weight-asian="normal" style:font-weight-complex="normal"/>
    </style:style>
    <style:style style:name="T53" style:family="text">
      <style:text-properties style:text-underline-style="none" fo:font-weight="normal" officeooo:rsid="001cc8e7" style:font-weight-asian="normal" style:font-weight-complex="normal"/>
    </style:style>
    <style:style style:name="T54" style:family="text">
      <style:text-properties style:text-underline-style="none" fo:font-weight="normal" officeooo:rsid="001d0491" style:font-weight-asian="normal" style:font-weight-complex="normal"/>
    </style:style>
    <style:style style:name="T55" style:family="text">
      <style:text-properties style:text-underline-style="none" fo:font-weight="normal" officeooo:rsid="001dcaa7" style:font-weight-asian="normal" style:font-weight-complex="normal"/>
    </style:style>
    <style:style style:name="T56" style:family="text">
      <style:text-properties style:text-underline-style="none" fo:font-weight="normal" officeooo:rsid="001e14ab" style:font-weight-asian="normal" style:font-weight-complex="normal"/>
    </style:style>
    <style:style style:name="T57" style:family="text">
      <style:text-properties style:text-underline-style="none" fo:font-weight="normal" officeooo:rsid="002075c9" style:font-weight-asian="normal" style:font-weight-complex="normal"/>
    </style:style>
    <style:style style:name="T58" style:family="text">
      <style:text-properties style:text-underline-style="none" officeooo:rsid="001cc8e7"/>
    </style:style>
    <style:style style:name="T59" style:family="text">
      <style:text-properties style:text-underline-style="none" officeooo:rsid="001d0491"/>
    </style:style>
    <style:style style:name="T60" style:family="text">
      <style:text-properties style:text-underline-style="none" officeooo:rsid="001dcaa7"/>
    </style:style>
    <style:style style:name="T61" style:family="text">
      <style:text-properties officeooo:rsid="001cc8e7"/>
    </style:style>
    <style:style style:name="T62" style:family="text">
      <style:text-properties officeooo:rsid="0035ed19"/>
    </style:style>
    <style:style style:name="T63" style:family="text">
      <style:text-properties officeooo:rsid="003c1dfe"/>
    </style:style>
    <style:style style:name="T64" style:family="text">
      <style:text-properties officeooo:rsid="00402332"/>
    </style:style>
    <style:style style:name="T65" style:family="text">
      <style:text-properties officeooo:rsid="0044598c"/>
    </style:style>
    <style:style style:name="T66" style:family="text">
      <style:text-properties officeooo:rsid="0044c6c2"/>
    </style:style>
    <style:style style:name="T67" style:family="text">
      <style:text-properties officeooo:rsid="00481ea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Bases de Datos 2 – TP3 – Parte 1, <text:span text:style-name="T67">Sección 1</text:span></text:p>
      <text:p text:style-name="P38">Bases de Datos NoSQL / Práctica con MongoDB.</text:p>
      <text:p text:style-name="P37"/>
      <text:p text:style-name="P37">Sección 1: Bases de Datos NoSQL y Relacionales</text:p>
      <text:p text:style-name="P35">Si bien las BBDD NoSQL tienen diferencias fundamentales con los sistemas de BBDD Relacionales o RDBMS, algunos conceptos comunes se pueden relacionar. Responda las siguientes preguntas, considerando MongoDB en particular como Base de Datos NoSQL.</text:p>
      <text:p text:style-name="P35"/>
      <text:p text:style-name="P35">1. ¿Cuáles de los siguientes conceptos de RDBMS existen en MongoDB? En caso de no existir, ¿hay alguna alternativa? ¿Cuál es?</text:p>
      <text:list xml:id="list3910862458" text:style-name="L1">
        <text:list-item>
          <text:p text:style-name="P43">Base de Datos</text:p>
        </text:list-item>
        <text:list-item>
          <text:p text:style-name="P43">Tabla / Relación</text:p>
        </text:list-item>
        <text:list-item>
          <text:p text:style-name="P43">Fila / Tupla</text:p>
        </text:list-item>
        <text:list-item>
          <text:p text:style-name="P43">Columna</text:p>
        </text:list-item>
      </text:list>
      <text:p text:style-name="P36"/>
      <text:p text:style-name="P34"><text:span text:style-name="T10">En MongoDB, el concepto de </text:span><text:span text:style-name="Strong_20_Emphasis"><text:span text:style-name="T9">Base de Datos</text:span></text:span><text:span text:style-name="T10"> existe, aunque no se utiliza de la misma manera que en un RDBMS. A diferencia de estos últimos, MongoDB no implementa de la misma manera los conceptos de </text:span><text:span text:style-name="Strong_20_Emphasis"><text:span text:style-name="T9">Tabla/Relación</text:span></text:span><text:span text:style-name="T10">, </text:span><text:span text:style-name="Strong_20_Emphasis"><text:span text:style-name="T9">Fila/Tupla</text:span></text:span><text:span text:style-name="T10"> ni </text:span><text:span text:style-name="Strong_20_Emphasis"><text:span text:style-name="T9">Columna</text:span></text:span><text:span text:style-name="T10">. En su lugar, utiliza una arquitectura basada en documentos, convi</text:span><text:span text:style-name="T11">r</text:span><text:span text:style-name="T10">t</text:span><text:span text:style-name="T11">ién</text:span><text:span text:style-name="T10">dol</text:span><text:span text:style-name="T11">a</text:span><text:span text:style-name="T10"> en una base de datos </text:span><text:span text:style-name="Strong_20_Emphasis"><text:span text:style-name="T9">NoSQL </text:span></text:span><text:span text:style-name="T10">orientada a documentos, </text:span><text:span text:style-name="T12">donde se basa en almacenar </text:span><text:span text:style-name="T47">colecciones</text:span><text:span text:style-name="T12"> de documentos</text:span><text:span text:style-name="T10">.</text:span></text:p>
      <text:p text:style-name="P9">En MongoDB:</text:p>
      <text:list xml:id="list1554363116" text:style-name="L2">
        <text:list-item>
          <text:p text:style-name="P44"><text:span text:style-name="T13">Una </text:span><text:span text:style-name="Strong_20_Emphasis"><text:span text:style-name="T13">colección</text:span></text:span><text:span text:style-name="T13"> es </text:span><text:span text:style-name="T14">la alternativa</text:span><text:span text:style-name="T13"> a una tabla en una base de datos relacional.</text:span></text:p>
        </text:list-item>
        <text:list-item>
          <text:p text:style-name="P44"><text:span text:style-name="T13">Un </text:span><text:span text:style-name="Strong_20_Emphasis"><text:span text:style-name="T13">documento</text:span></text:span><text:span text:style-name="T13"> (almacenado en formato BSON, una representación binaria de JSON) es </text:span><text:span text:style-name="T14">la alternativa</text:span><text:span text:style-name="T13"> a una fila o tupla.</text:span></text:p>
        </text:list-item>
        <text:list-item>
          <text:p text:style-name="P44"><text:span text:style-name="T13">Cada </text:span><text:span text:style-name="Strong_20_Emphasis"><text:span text:style-name="T13">campo</text:span></text:span><text:span text:style-name="T13"> dentro de un documento puede considerarse similar a una columna, aunque no </text:span><text:span text:style-name="T15">es un </text:span><text:span text:style-name="T13">esquema fijo. Los documentos de una misma colección pueden tener estructuras y tipos de datos diferentes.</text:span></text:p>
        </text:list-item>
      </text:list>
      <text:p text:style-name="P2"><text:span text:style-name="T13">MongoDB </text:span><text:span text:style-name="T15">cuenta con</text:span><text:span text:style-name="T13"> una estructura de datos </text:span><text:span text:style-name="Strong_20_Emphasis"><text:span text:style-name="T13">dinámica</text:span></text:span><text:span text:style-name="T13">, </text:span><text:span text:style-name="T15">por lo que los </text:span><text:span text:style-name="T13">documentos pueden evolucionar </text:span><text:span text:style-name="T15">en</text:span><text:span text:style-name="T13"> el tiempo sin necesidad de modificar un esquema </text:span><text:span text:style-name="T15">prefijado</text:span><text:span text:style-name="T13">. </text:span><text:span text:style-name="T20">Sin embargo, esta flexibilidad</text:span><text:span text:style-name="T13"> también implica que el control de la estructura y consistencia de los datos qued</text:span><text:span text:style-name="T15">e a </text:span><text:span text:style-name="T20">total</text:span><text:span text:style-name="T15"> cuidado</text:span><text:span text:style-name="T13"> del desarrollador </text:span><text:span text:style-name="T20">de</text:span><text:span text:style-name="T13"> la aplicación.</text:span></text:p>
      <text:p text:style-name="P10">Respecto a las relaciones entre datos, que en <text:span text:style-name="T64">los</text:span> RDBMS se modelan a través de claves foráneas y tablas intermedias, MongoDB ofrece dos principales alternativas:</text:p>
      <text:h text:style-name="P8" text:outline-level="3">• Documentos embebidos <text:span text:style-name="T8">o anidados</text:span>: <text:span text:style-name="T4">Consiste en almacenar documentos dentro de otros documentos. Esta técnica es recomendable cuando:</text:span></text:h>
      <text:list xml:id="list2193452419" text:style-name="L3">
        <text:list-item>
          <text:p text:style-name="P45"><text:span text:style-name="T13">La relación es </text:span><text:span text:style-name="Strong_20_Emphasis"><text:span text:style-name="T13">uno-a-pocos</text:span></text:span><text:span text:style-name="T13">.</text:span></text:p>
        </text:list-item>
        <text:list-item>
          <text:p text:style-name="P45"><text:span text:style-name="T13">Los datos relacionados se consultan </text:span><text:span text:style-name="Strong_20_Emphasis"><text:span text:style-name="T13">siempre juntos</text:span></text:span><text:span text:style-name="T13">.</text:span></text:p>
        </text:list-item>
        <text:list-item>
          <text:p text:style-name="P59">El tamaño del documento no crece indefinidamente.</text:p>
        </text:list-item>
      </text:list>
      <text:p text:style-name="P2"><text:soft-page-break/><text:span text:style-name="T13">Una desventaja de esta técnica es que los documentos embebidos </text:span><text:span text:style-name="Strong_20_Emphasis"><text:span text:style-name="T13">no </text:span></text:span><text:span text:style-name="Strong_20_Emphasis"><text:span text:style-name="T21">cuentan con</text:span></text:span><text:span text:style-name="Strong_20_Emphasis"><text:span text:style-name="T13"> un identificador único</text:span></text:span><text:span text:style-name="T13"> </text:span><text:span text:style-name="T21">en la</text:span><text:span text:style-name="T13"> base de datos, y actualizar datos embebidos en múltiples documentos puede </text:span><text:span text:style-name="T21">afectar</text:span><text:span text:style-name="T13"> la consistencia.</text:span></text:p>
      <text:h text:style-name="P1" text:outline-level="3"><text:span text:style-name="T13">• Referencias manuales: </text:span><text:span text:style-name="T22">Se almacena en un documento el identificador de otro documento, simulando el comportamiento de una clave foránea. MongoDB </text:span><text:span text:style-name="Strong_20_Emphasis"><text:span text:style-name="T22">no impone restricciones de integridad referencial</text:span></text:span><text:span text:style-name="T22">, por lo que el control de dichas relaciones </text:span><text:span text:style-name="T23">queda a </text:span><text:span text:style-name="T26">total</text:span><text:span text:style-name="T23"> cuidado</text:span><text:span text:style-name="T22"> del desarrollador</text:span><text:span text:style-name="T13">. </text:span><text:span text:style-name="T22">Esta técnica es recomendable cuando:</text:span></text:h>
      <text:list xml:id="list3597213124" text:style-name="L4">
        <text:list-item>
          <text:p text:style-name="P46"><text:span text:style-name="T13">La relación es </text:span><text:span text:style-name="Strong_20_Emphasis"><text:span text:style-name="T13">muchos-a-muchos</text:span></text:span><text:span text:style-name="T13"> o </text:span><text:span text:style-name="Strong_20_Emphasis"><text:span text:style-name="T13">uno-a-muchos compleja</text:span></text:span><text:span text:style-name="T13">.</text:span></text:p>
        </text:list-item>
        <text:list-item>
          <text:p text:style-name="P60">Los datos no siempre se consultan juntos.</text:p>
        </text:list-item>
        <text:list-item>
          <text:p text:style-name="P60">Se desea mantener la independencia entre entidades.</text:p>
        </text:list-item>
      </text:list>
      <text:p text:style-name="P9"/>
      <text:p text:style-name="P30">2. Existen claves foráneas en MongoDB? ¿Qué diferencias existen con las bases de datos de tipo relacional?</text:p>
      <text:p text:style-name="P14"/>
      <text:p text:style-name="P33"><text:span text:style-name="T46">Como mencioná</text:span><text:span text:style-name="T48">bamos</text:span><text:span text:style-name="T46"> en el punto anterior, </text:span><text:span text:style-name="T9">en MongoDB no existen las claves foráneas como las conocíamos en las bases de datos relacionales (RDBMS). Sin embargo, como también mencion</text:span><text:span text:style-name="T48">amos</text:span><text:span text:style-name="T9"> anteriormente, es posible simular su comportamiento mediante el uso de </text:span><text:span text:style-name="Strong_20_Emphasis"><text:span text:style-name="T9">referencias manuales</text:span></text:span><text:span text:style-name="T9">, una técnica que consiste en almacenar el identificador (</text:span><text:span text:style-name="Source_20_Text"><text:span text:style-name="T9">_id</text:span></text:span><text:span text:style-name="T9">) de un documento de otra colección como parte del documento actual.</text:span></text:p>
      <text:p text:style-name="P2"><text:span text:style-name="T13">A diferencia de las bases de datos relacionales, donde las claves foráneas están respaldadas por mecanismos de </text:span><text:span text:style-name="Strong_20_Emphasis"><text:span text:style-name="T13">integridad referencial</text:span></text:span><text:span text:style-name="T13"> gestionados por el motor de base de datos, en MongoDB </text:span><text:span text:style-name="Strong_20_Emphasis"><text:span text:style-name="T13">no existe soporte nativo </text:span></text:span><text:span text:style-name="Strong_20_Emphasis"><text:span text:style-name="T16">la</text:span></text:span><text:span text:style-name="Strong_20_Emphasis"><text:span text:style-name="T13"> integridad </text:span></text:span><text:span text:style-name="Strong_20_Emphasis"><text:span text:style-name="T16">referencial</text:span></text:span><text:span text:style-name="Strong_20_Emphasis"><text:span text:style-name="T24">, por lo tanto</text:span></text:span><text:span text:style-name="T13">:</text:span></text:p>
      <text:list xml:id="list4006551064" text:style-name="L5">
        <text:list-item>
          <text:p text:style-name="P47"><text:span text:style-name="T16">Al buscar un documento en una colección, </text:span><text:span text:style-name="T13">MongoDB </text:span><text:span text:style-name="Strong_20_Emphasis"><text:span text:style-name="T13">no verifica automáticamente</text:span></text:span><text:span text:style-name="T13"> si el valor referenciado existe </text:span><text:span text:style-name="T16">realmente</text:span><text:span text:style-name="T13"> en la colección destino.</text:span></text:p>
        </text:list-item>
        <text:list-item>
          <text:p text:style-name="P47"><text:span text:style-name="Strong_20_Emphasis"><text:span text:style-name="T13">No impide</text:span></text:span><text:span text:style-name="T13"> la eliminación de un documento referenciado </text:span><text:span text:style-name="T21">por otro documento </text:span><text:span text:style-name="T13">ni alerta sobre referencias huérfanas, </text:span><text:span text:style-name="T16">es decir, documentos que no son referenciados por otros documentos</text:span><text:span text:style-name="T13">.</text:span></text:p>
        </text:list-item>
        <text:list-item>
          <text:p text:style-name="P48"><text:span text:style-name="T13">La responsabilid</text:span><text:span text:style-name="T22">ad de mantener la</text:span><text:span text:style-name="T26">s referencias</text:span><text:span text:style-name="T22"> </text:span><text:span text:style-name="T45">depende</text:span><text:span text:style-name="T43"> </text:span><text:span text:style-name="Strong_20_Emphasis"><text:span text:style-name="T43">totalmente </text:span></text:span><text:span text:style-name="Strong_20_Emphasis"><text:span text:style-name="T45">de</text:span></text:span><text:span text:style-name="Strong_20_Emphasis"><text:span text:style-name="T43">l desarrollador</text:span></text:span><text:span text:style-name="T22">.</text:span></text:p>
        </text:list-item>
      </text:list>
      <text:p text:style-name="P4"><text:span text:style-name="T16">Por lo tanto</text:span><text:span text:style-name="T13">, aunque MongoDB permite establecer relaciones entre documentos mediante referencias manuales, </text:span><text:span text:style-name="Strong_20_Emphasis"><text:span text:style-name="T13">no son equivalentes a las claves foráneas de un RDBMS</text:span></text:span><text:span text:style-name="T13">, ya que</text:span><text:span text:style-name="T43"> </text:span><text:span text:style-name="T44">no tienen</text:span><text:span text:style-name="Strong_20_Emphasis"><text:span text:style-name="T43"> </text:span></text:span><text:span text:style-name="Strong_20_Emphasis"><text:span text:style-name="T44">validaciones</text:span></text:span><text:span text:style-name="Strong_20_Emphasis"><text:span text:style-name="T13"> automática</text:span></text:span><text:span text:style-name="Strong_20_Emphasis"><text:span text:style-name="T21">s</text:span></text:span><text:span text:style-name="Strong_20_Emphasis"><text:span text:style-name="T13"> y protecci</text:span></text:span><text:span text:style-name="Strong_20_Emphasis"><text:span text:style-name="T21">o</text:span></text:span><text:span text:style-name="Strong_20_Emphasis"><text:span text:style-name="T13">n</text:span></text:span><text:span text:style-name="Strong_20_Emphasis"><text:span text:style-name="T21">es</text:span></text:span><text:span text:style-name="Strong_20_Emphasis"><text:span text:style-name="T13"> a nivel de base</text:span></text:span><text:span text:style-name="Strong_20_Emphasis"><text:span text:style-name="T43"> de datos,</text:span></text:span><text:span text:style-name="Strong_20_Emphasis"><text:span text:style-name="T22"> </text:span></text:span><text:span text:style-name="Strong_20_Emphasis"><text:span text:style-name="T25">y así </text:span></text:span><text:span text:style-name="T22">su</text:span><text:span text:style-name="T13"> correcta implementación y mantenimiento depende del diseño y las buenas prácticas del desarrollador.</text:span></text:p>
      <text:p text:style-name="P13"><text:soft-page-break/></text:p>
      <text:p text:style-name="P31"><text:span text:style-name="T49">3. </text:span>Para acelerar las consultas, MongoDB tiene soporte para índices. ¿Qué tipos de índices soporta?</text:p>
      <text:p text:style-name="P13"/>
      <text:p text:style-name="P15">MongoDB soporta los siguientes tipos de indices:</text:p>
      <text:list xml:id="list1606990052" text:style-name="L6">
        <text:list-item>
          <text:p text:style-name="P64">Índices de un Solo Campo <text:span text:style-name="T61">(Single Field Indexes)</text:span>:<text:span text:style-name="T4"> almacenan información sobre un campo de los documentos en una colección. Por defecto, todas las colecciones tienen un indice en el campo </text:span><text:span text:style-name="T50">_id_field</text:span><text:span text:style-name="T51">. Sin embargo, se pueden agregar más indices de este tipo para acelerar </text:span><text:span text:style-name="T53">consultas</text:span><text:span text:style-name="T51"> y operaciones importantes sobre algún campo.</text:span></text:p>
        </text:list-item>
        <text:list-item>
          <text:p text:style-name="P64"><text:span text:style-name="T50">Índices Compuestos </text:span><text:span text:style-name="T58">(Compound Indexes)</text:span><text:span text:style-name="T50">: </text:span><text:span text:style-name="T51">almacenan y ordenan datos desde dos o más campos en cada documento de una colección. Los datos son</text:span><text:span text:style-name="T52"> agrupados</text:span><text:span text:style-name="T51"> por el primer campo en el indice, y luego, </text:span><text:span text:style-name="T52">dentro de cada grupo creado por el primer indice, se agrupan</text:span><text:span text:style-name="T51"> por </text:span><text:span text:style-name="T52">el segundo campo del indice, y de esta manera se seguirá agrupando si se pasaran más campos para el indice.</text:span></text:p>
        </text:list-item>
        <text:list-item>
          <text:p text:style-name="P65"><text:span text:style-name="T50">Í</text:span><text:span text:style-name="T58">ndices de Claves Múltiples (Multikey Indexes):</text:span><text:span text:style-name="T53"> almacenan y ordenan datos desde campos que contienen datos de tipo array. Los indice de claves múltiples mejoran la </text:span><text:span text:style-name="T54">performance</text:span><text:span text:style-name="T53"> para las consultas sobre campos con datos de tipo array. </text:span></text:p>
          <text:list>
            <text:list-item>
              <text:p text:style-name="P74">La ventaja de estas claves, es que no es necesario especificar que se trata de una clave múltiple, sino que cuando se crea un indice sobre un campo de tipo array, MongoDB configura automáticamente este tipo de clave. </text:p>
            </text:list-item>
            <text:list-item>
              <text:p text:style-name="P74">Se pueden crear estos indices sobre arrays que contienen datos de tipo string, números e incluso documento embebidos o anidados. </text:p>
              <text:list>
                <text:list-item>
                  <text:p text:style-name="P74">En caso de que el array contenga varias instancias del mismo valor, el índice solo incluirá una entrada para el valor dicho.</text:p>
                </text:list-item>
              </text:list>
            </text:list-item>
          </text:list>
        </text:list-item>
        <text:list-item>
          <text:p text:style-name="P66"><text:span text:style-name="T50">Í</text:span><text:span text:style-name="T59">ndices Wildcard:</text:span><text:span text:style-name="T54"> MongoDB soporta crear indices sobre un campo o un conjunto de campos, y para mejorar la performance de las consultas (como mencionamos en el punto 1), también soporta esquemas flexibles, por lo que significa que el nombre de un mismo campo en una colección puede diferir entre los documentos, </text:span><text:span text:style-name="T57">o incluso no existir</text:span><text:span text:style-name="T54">. Así, el uso de estos indices permite que las consultas puedan ser realizadas aún cuando se consultan por campos desconocidos </text:span><text:span text:style-name="T57">o </text:span><text:span text:style-name="T54">arbitrarios.</text:span></text:p>
          <text:list>
            <text:list-item>
              <text:p text:style-name="P75">Se recomienda utilizar este tipo de indice cuando se cuenta con un campo que se desconoce o se sabe que su nombre puede variar, pero es necesario ordenar los datos que este campo contendrá. </text:p>
            </text:list-item>
            <text:list-item>
              <text:p text:style-name="P67"><text:span text:style-name="T51">Es necesario aclarar que su performance se ve perjudicada </text:span><text:span text:style-name="T55">en comparación a los indices de un campo o indices compuestos</text:span><text:span text:style-name="T51">, ya que debe ser capaz de soportar </text:span><text:span text:style-name="T55">nombres de campos</text:span><text:span text:style-name="T51"> inesperados.</text:span></text:p>
            </text:list-item>
          </text:list>
        </text:list-item>
        <text:list-item>
          <text:p text:style-name="P66"><text:soft-page-break/><text:span text:style-name="T59">Í</text:span><text:span text:style-name="T60">ndices Geoespaciales (Geospacial Indexes):</text:span><text:span text:style-name="T55"> soportan consultas sobre datos almacenados como objetos GeoJSON o pares de coordenadas heredadas. Se pueden usar estos indices para mejorar la performance para consultas sobre datos geoespaciales o para ejecutar ciertas consultas geoespaciales.</text:span></text:p>
          <text:list>
            <text:list-item>
              <text:p text:style-name="P76">MongoDB provee dos tipos de indices geoespaciales:</text:p>
              <text:list>
                <text:list-item>
                  <text:p text:style-name="P68"><text:span text:style-name="T50">Índices 2dsphere (2dsphere Indexes)</text:span><text:span text:style-name="T51">, los cuales soportan conusltas que interpretan geometrías sobre una esfera.</text:span></text:p>
                </text:list-item>
                <text:list-item>
                  <text:p text:style-name="P68"><text:span text:style-name="T50">Índices 2d (2d Indexes)</text:span><text:span text:style-name="T51">, los cuales soportan consultas que interpretan geometrías en una superficie plana.</text:span></text:p>
                </text:list-item>
              </text:list>
            </text:list-item>
          </text:list>
        </text:list-item>
        <text:list-item>
          <text:p text:style-name="P69"><text:span text:style-name="T50">Índices Hasheados (Hashed Indexes):</text:span><text:span text:style-name="T51"> almacenan valores </text:span><text:span text:style-name="T56">hasheados</text:span><text:span text:style-name="T51"> </text:span><text:span text:style-name="T56">del campo indexado. </text:span></text:p>
          <text:list>
            <text:list-item>
              <text:p text:style-name="P77">Estos indices soportan sharding usando claves shard hasheadas. Los sharding basados en hash usan un indice hasheado de un campo como la clave del shard para particionar los datos a través de un cluster de shards.</text:p>
            </text:list-item>
          </text:list>
        </text:list-item>
      </text:list>
      <text:p text:style-name="P22"/>
      <text:p text:style-name="P27">4. En MongoDB existen dos tipos de vistas, explique brevemente cuáles son y qué diferencias existen entre ellas. Además mencione algunos casos donde podría utilizarlas.</text:p>
      <text:p text:style-name="P22"/>
      <text:p text:style-name="P41"><text:span text:style-name="T32">M</text:span><text:span text:style-name="T31">ongoDB provee dos tipos diferentes de vistas: las </text:span><text:span text:style-name="T37">vistas estándar </text:span><text:span text:style-name="T31">y las </text:span><text:span text:style-name="T37">vistas materializadas bajo demanda</text:span><text:span text:style-name="T31">. Ambas retorna</text:span><text:span text:style-name="T36">n</text:span><text:span text:style-name="T31"> el resultado desde un pipeline de agregación:</text:span></text:p>
      <text:list xml:id="list3682474294" text:style-name="L7">
        <text:list-item>
          <text:p text:style-name="P49"><text:span text:style-name="T33">Las </text:span><text:span text:style-name="T38">vistas estándar</text:span><text:span text:style-name="T33"> </text:span><text:span text:style-name="T34">s</text:span><text:span text:style-name="T31">on </text:span><text:span text:style-name="Strong_20_Emphasis"><text:span text:style-name="T31">vistas virtuales y de solo lectura</text:span></text:span><text:span text:style-name="T31">. Se </text:span><text:span text:style-name="Strong_20_Emphasis"><text:span text:style-name="T31">computan dinámicamente al momento de la consulta</text:span></text:span><text:span text:style-name="T31"> y </text:span><text:span text:style-name="Strong_20_Emphasis"><text:span text:style-name="T31">no se almacenan en disco</text:span></text:span><text:span text:style-name="T31">.</text:span></text:p>
          <text:list>
            <text:list-item>
              <text:p text:style-name="P78">Se podrían utilizar por ejemplo para:</text:p>
              <text:list>
                <text:list-item>
                  <text:p text:style-name="P78">Mostrar solo ciertos campos de los usuarios por razones de seguridad o privacidad (por ejemplo, ocultar contraseñas o datos sensibles).</text:p>
                </text:list-item>
                <text:list-item>
                  <text:p text:style-name="P79"><text:span text:style-name="T39">Crear una vista que solo muestre los productos en stock (</text:span><text:span text:style-name="Source_20_Text"><text:span text:style-name="T39">stock &gt; 0</text:span></text:span><text:span text:style-name="T39">) para una aplicación de ventas.</text:span></text:p>
                </text:list-item>
              </text:list>
            </text:list-item>
          </text:list>
        </text:list-item>
        <text:list-item>
          <text:p text:style-name="P50"><text:span text:style-name="T33">Las </text:span><text:span text:style-name="T38">vistas materializadas bajo demanda</text:span><text:span text:style-name="T33"> son almacenadas y leídas desde el disco. Usan una etapa </text:span><text:span text:style-name="T38">$merge</text:span><text:span text:style-name="T33"> o </text:span><text:span text:style-name="T38">$out</text:span><text:span text:style-name="T33"> para actualizar los datos guardados, </text:span><text:span text:style-name="T34">de forma que </text:span><text:span text:style-name="T40">pueden ser consultados directamente, mejorando el rendimiento en ciertos casos</text:span><text:span text:style-name="T33">.</text:span></text:p>
          <text:list>
            <text:list-item>
              <text:p text:style-name="P78">Se podrían utilizar por ejemplo para:</text:p>
              <text:list>
                <text:list-item>
                  <text:p text:style-name="P78">Crear reportes semanales con el total de ventas por región, y guardarlos en una colección de vistas materializadas para no re-calcular todo en cada consulta.</text:p>
                </text:list-item>
                <text:list-item>
                  <text:p text:style-name="P78"><text:soft-page-break/>Generar dashboards o estadísticas que no necesitan actualización en tiempo real.</text:p>
                </text:list-item>
              </text:list>
            </text:list-item>
          </text:list>
        </text:list-item>
      </text:list>
      <text:p text:style-name="P23"/>
      <text:p text:style-name="P39"><text:span text:style-name="T39">5. Los documentos de una colección pueden diferir en la cantidad y sus tipos de campos, ¿</text:span><text:span text:style-name="T42">E</text:span><text:span text:style-name="T39">xisten algunas formas de validar los elementos a insertar en una colección para evitar esta disparidad?</text:span></text:p>
      <text:p text:style-name="P24"/>
      <text:p text:style-name="P40"><text:span text:style-name="T31">En MongoDB existe </text:span><text:span text:style-name="T35">una forma “oficial”</text:span><text:span text:style-name="T31"> de validar los elementos a insertar en una colección para evitar disparidad entre los elementos o documentos, </text:span><text:span text:style-name="T35">la cual es mediante JSON Schema.</text:span></text:p>
      <text:p text:style-name="P5"><text:span text:style-name="T35">Así, </text:span><text:span text:style-name="T31">MongoDB permite definir reglas de validación usando el estándar </text:span><text:span text:style-name="Strong_20_Emphasis"><text:span text:style-name="T39">JSON Schema</text:span></text:span><text:span text:style-name="T31">, mediante la opción </text:span><text:span text:style-name="Source_20_Text"><text:span text:style-name="T31">validator</text:span></text:span><text:span text:style-name="T31"> al crear o modificar una colección.<text:line-break/>Estas reglas pueden especificar:</text:span></text:p>
      <text:list xml:id="list3144380992" text:style-name="L8">
        <text:list-item>
          <text:p text:style-name="P52"><text:span text:style-name="T13">Campos obligatorios (</text:span><text:span text:style-name="Source_20_Text"><text:span text:style-name="T43">required</text:span></text:span><text:span text:style-name="T13">).</text:span></text:p>
        </text:list-item>
        <text:list-item>
          <text:p text:style-name="P52"><text:span text:style-name="T13">Tipos de datos esperados (</text:span><text:span text:style-name="Source_20_Text"><text:span text:style-name="T43">bsonType</text:span></text:span><text:span text:style-name="T13">).</text:span></text:p>
        </text:list-item>
        <text:list-item>
          <text:p text:style-name="P62">Longitud mínima o máxima.</text:p>
        </text:list-item>
        <text:list-item>
          <text:p text:style-name="P62">Valores permitidos.</text:p>
        </text:list-item>
        <text:list-item>
          <text:p text:style-name="P62">Estructuras anidadas.</text:p>
        </text:list-item>
      </text:list>
      <text:p text:style-name="P12"/>
      <text:p text:style-name="P16">Además, permite definir:</text:p>
      <text:list xml:id="list2576421593" text:style-name="L9">
        <text:list-item>
          <text:p text:style-name="P51"><text:span text:style-name="Strong_20_Emphasis"><text:span text:style-name="T29">Niveles de validación (</text:span></text:span><text:span text:style-name="Strong_20_Emphasis"><text:span text:style-name="Source_20_Text"><text:span text:style-name="T29">validationLevel</text:span></text:span></text:span><text:span text:style-name="Strong_20_Emphasis"><text:span text:style-name="T29">)</text:span></text:span></text:p>
          <text:list>
            <text:list-item>
              <text:p text:style-name="P51"><text:span text:style-name="Source_20_Text"><text:span text:style-name="T27">"strict"</text:span></text:span><text:span text:style-name="T27">: MongoDB valida </text:span><text:span text:style-name="Strong_20_Emphasis"><text:span text:style-name="T27">todos los documentos</text:span></text:span><text:span text:style-name="T27">.</text:span></text:p>
            </text:list-item>
            <text:list-item>
              <text:p text:style-name="P51"><text:span text:style-name="Source_20_Text"><text:span text:style-name="T27">"moderate"</text:span></text:span><text:span text:style-name="T27">: Solo se validan </text:span><text:span text:style-name="T29">los</text:span><text:span text:style-name="T27"> documentos nuevos o los que se modifican.</text:span></text:p>
            </text:list-item>
          </text:list>
        </text:list-item>
        <text:list-item>
          <text:p text:style-name="P51"><text:span text:style-name="Strong_20_Emphasis"><text:span text:style-name="T27">Acción de validación (</text:span></text:span><text:span text:style-name="Strong_20_Emphasis"><text:span text:style-name="Source_20_Text"><text:span text:style-name="T27">validationAction</text:span></text:span></text:span><text:span text:style-name="Strong_20_Emphasis"><text:span text:style-name="T27">)</text:span></text:span></text:p>
          <text:list>
            <text:list-item>
              <text:p text:style-name="P51"><text:span text:style-name="Source_20_Text"><text:span text:style-name="T13">"error"</text:span></text:span><text:span text:style-name="T13">: Rechaza el documento si no cumple las reglas (comportamiento por defecto).</text:span></text:p>
            </text:list-item>
            <text:list-item>
              <text:p text:style-name="P51"><text:span text:style-name="Source_20_Text"><text:span text:style-name="T13">"warn"</text:span></text:span><text:span text:style-name="T13">: Permite insertar el documento pero </text:span><text:span text:style-name="Strong_20_Emphasis"><text:span text:style-name="T13">muestra una adverten</text:span></text:span><text:span text:style-name="Strong_20_Emphasis"><text:span text:style-name="T1">cia</text:span></text:span><text:span text:style-name="T1"> en el log.</text:span></text:p>
              <text:p text:style-name="P80"/>
            </text:list-item>
          </text:list>
        </text:list-item>
      </text:list>
      <text:p text:style-name="P18">Ejemplo:</text:p>
      <text:p text:style-name="P18">db.createCollection("equipos_f1", {</text:p>
      <text:p text:style-name="P18"><text:s text:c="2"/>validator: {</text:p>
      <text:p text:style-name="P18"><text:s text:c="4"/>$jsonSchema: {</text:p>
      <text:p text:style-name="P18"><text:s text:c="6"/>bsonType: "object",</text:p>
      <text:p text:style-name="P18"><text:soft-page-break/><text:s text:c="6"/>required: ["nombre", "presupuesto", "activa"],</text:p>
      <text:p text:style-name="P18"><text:s text:c="6"/>properties: {</text:p>
      <text:p text:style-name="P18"><text:s text:c="8"/>nombre: {</text:p>
      <text:p text:style-name="P18"><text:s text:c="10"/>bsonType: "string",</text:p>
      <text:p text:style-name="P18"><text:s text:c="10"/>description: "Nombre del equipo"</text:p>
      <text:p text:style-name="P18"><text:s text:c="8"/>},</text:p>
      <text:p text:style-name="P18"><text:s text:c="8"/>pais: {</text:p>
      <text:p text:style-name="P18"><text:s text:c="10"/>bsonType: "string",</text:p>
      <text:p text:style-name="P18"><text:s text:c="10"/>description: "País del equipo (opcional)"</text:p>
      <text:p text:style-name="P18"><text:s text:c="8"/>},</text:p>
      <text:p text:style-name="P18"><text:s text:c="8"/>presupuesto: {</text:p>
      <text:p text:style-name="P18"><text:s text:c="10"/>bsonType: "double",</text:p>
      <text:p text:style-name="P18"><text:s text:c="10"/>minimum: 100.0,</text:p>
      <text:p text:style-name="P18"><text:s text:c="10"/>description: "Presupuesto en millones (mínimo 100)"</text:p>
      <text:p text:style-name="P18"><text:s text:c="8"/>},</text:p>
      <text:p text:style-name="P18"><text:s text:c="8"/>activa: {</text:p>
      <text:p text:style-name="P18"><text:s text:c="10"/>bsonType: "bool",</text:p>
      <text:p text:style-name="P18"><text:s text:c="10"/>description: "Si el equipo participa en la temporada 2025"</text:p>
      <text:p text:style-name="P18"><text:s text:c="8"/>}</text:p>
      <text:p text:style-name="P18"><text:s text:c="6"/>}</text:p>
      <text:p text:style-name="P18"><text:s text:c="4"/>}</text:p>
      <text:p text:style-name="P18"><text:s text:c="2"/>},</text:p>
      <text:p text:style-name="P18"><text:s text:c="2"/>validationLevel: "moderate", <text:s text:c="5"/>// Valida nuevos documentos y modificaciones a campos existentes</text:p>
      <text:p text:style-name="P18"><text:s text:c="2"/>validationAction: "warn" <text:s text:c="9"/>// Solo muestra advertencia, no bloquea la operación</text:p>
      <text:p text:style-name="P18">});</text:p>
      <text:p text:style-name="P17"/>
      <text:p text:style-name="P19">Sin embargo, también se pueden validar desde la aplicación, no necesariamente desde la Base de Datos, con Frameworks dependiendo del lenguaje con el que se esté desarrollando. Por ejemplo, si se usa JavaScript con Node.js, se puede usar Mongoose, o en el caso de Python, con Pydantic o Marshmallow por ejemplo.</text:p>
      <text:p text:style-name="P19"/>
      <text:p text:style-name="P32"><text:soft-page-break/>6. MongoDB tiene soporte para transacciones, pero no es igual que el de los RDBMS ¿Cuál es el alcance de una transacción en MongoDB?</text:p>
      <text:p text:style-name="P26"/>
      <text:p text:style-name="P26">Actualmente, una transacción en MongoDB puede abarcar desde operaciones sobre un único documento hasta colecciones completas, múltiples bases de datos, e incluso clústeres distribuidos mediante sharding.</text:p>
      <text:p text:style-name="P6"><text:span text:style-name="T13">Sin embargo, a diferencia de los RDBMS, en MongoDB </text:span><text:span text:style-name="Strong_20_Emphasis"><text:span text:style-name="T13">las operaciones sobre un documento individual ya son atómicas</text:span></text:span><text:span text:style-name="T13">, por lo que </text:span><text:span text:style-name="Strong_20_Emphasis"><text:span text:style-name="T13">en muchos casos las transacciones no son necesarias</text:span></text:span><text:span text:style-name="T13">. Esto se debe a que en MongoDB </text:span><text:span text:style-name="T17">generalmente en un documento se encuentra todo lo relevante al mismo o a lo que el mismo tiene alcance, lo que evita inconsistencias y reduce la necesidad de operaciones multi-documento, </text:span><text:span text:style-name="T18">y por lo tanto </text:span><text:span text:style-name="T17">su escritura y lectura es atómica</text:span></text:p>
      <text:p text:style-name="P2"><text:span text:style-name="T13">Aunque MongoDB implementó el soporte para transacciones a partir de versiones recientes, su uso </text:span><text:span text:style-name="T18">es más costoso</text:span><text:span text:style-name="Strong_20_Emphasis"><text:span text:style-name="T13"> en términos d</text:span></text:span><text:span text:style-name="Strong_20_Emphasis"><text:span text:style-name="T18">e</text:span></text:span><text:span text:style-name="Strong_20_Emphasis"><text:span text:style-name="T13"> rendimiento</text:span></text:span><text:span text:style-name="T13"> que en un RDBMS. Además, en MongoDB el manejo de transacciones requiere </text:span><text:span text:style-name="Strong_20_Emphasis"><text:span text:style-name="T13">mayor control manual</text:span></text:span><text:span text:style-name="T13"> (por ejemplo, iniciar sesiones explícitamente, manejar errores y commits), mientras que en los RDBMS el proceso suele estar </text:span><text:span text:style-name="Strong_20_Emphasis"><text:span text:style-name="T13">más integrado y optimizado por el motor </text:span></text:span><text:span text:style-name="Strong_20_Emphasis"><text:span text:style-name="T18">de base de datos</text:span></text:span><text:span text:style-name="T13">.</text:span></text:p>
      <text:p text:style-name="P9">Por lo tanto, aunque MongoDB ofrece transacciones con alcance similar al de los RDBMS, su diseño general y su modelo de datos están pensados para minimizar la necesidad de usarlas, favoreciendo la atomicidad natural de los documentos.</text:p>
      <text:p text:style-name="P26"/>
      <text:p text:style-name="P28">7. Las relaciones entre documentos en MongoDB pueden establecerse mediante documentos embebidos o referencias. Investigue cómo se implementa cada una y analice las ventajas y desventajas de cada una, comparándola con la forma estándar de establecer relaciones en una base de datos relacional.</text:p>
      <text:p text:style-name="P25"/>
      <text:p text:style-name="P11">A diferencia de los RDBMS, <text:span text:style-name="T65">como explicába</text:span><text:span text:style-name="T66">mos</text:span><text:span text:style-name="T65"> anteriormente, </text:span>donde las relaciones entre datos se establecen mediante claves foráneas y tablas intermedias para mantener la integridad referencial, en MongoDB existen dos formas principales de representar relaciones:</text:p>
      <text:h text:style-name="P42" text:outline-level="4"><text:span text:style-name="Strong_20_Emphasis"><text:span text:style-name="T28">Documentos embebidos (o anidados)</text:span></text:span></text:h>
      <text:p text:style-name="P21">Consiste en almacenar un documento dentro de otro. Es útil cuando la relación entre los datos es cercana y se suelen consultar juntos.</text:p>
      <text:p text:style-name="P7"><text:span text:style-name="Strong_20_Emphasis"><text:span text:style-name="T27">Recomendado cuando:</text:span></text:span></text:p>
      <text:list xml:id="list3372512534" text:style-name="L10">
        <text:list-item>
          <text:p text:style-name="P53"><text:span text:style-name="T27">La relación es de </text:span><text:span text:style-name="Strong_20_Emphasis"><text:span text:style-name="T27">uno a pocos</text:span></text:span><text:span text:style-name="T27"> (1:N).</text:span></text:p>
        </text:list-item>
        <text:list-item>
          <text:p text:style-name="P53"><text:span text:style-name="T27">Los datos relacionados </text:span><text:span text:style-name="Strong_20_Emphasis"><text:span text:style-name="T27">siempre se consultan juntos</text:span></text:span><text:span text:style-name="T27">.</text:span></text:p>
        </text:list-item>
        <text:list-item>
          <text:p text:style-name="P53"><text:span text:style-name="T27">El tamaño del documento </text:span><text:span text:style-name="Strong_20_Emphasis"><text:span text:style-name="T27">no crece indefinidamente</text:span></text:span><text:span text:style-name="T27">.</text:span></text:p>
        </text:list-item>
      </text:list>
      <text:p text:style-name="P7"><text:soft-page-break/><text:span text:style-name="Strong_20_Emphasis"><text:span text:style-name="T27">Ventajas:</text:span></text:span></text:p>
      <text:list xml:id="list3505771057" text:style-name="L11">
        <text:list-item>
          <text:p text:style-name="P54"><text:span text:style-name="Strong_20_Emphasis"><text:span text:style-name="T27">Lectura eficiente</text:span></text:span><text:span text:style-name="T27">: toda la información relevante se obtiene en una única consulta.</text:span></text:p>
        </text:list-item>
        <text:list-item>
          <text:p text:style-name="P54"><text:span text:style-name="Strong_20_Emphasis"><text:span text:style-name="T27">Modelo más natural</text:span></text:span><text:span text:style-name="T27"> para representar relaciones jerárquicas.</text:span></text:p>
        </text:list-item>
      </text:list>
      <text:p text:style-name="P7"><text:span text:style-name="Strong_20_Emphasis"><text:span text:style-name="T27">Desventajas:</text:span></text:span></text:p>
      <text:list xml:id="list1162934850" text:style-name="L12">
        <text:list-item>
          <text:p text:style-name="P55"><text:span text:style-name="Strong_20_Emphasis"><text:span text:style-name="T27">Sin identificador único</text:span></text:span><text:span text:style-name="T27"> para los sub-documentos.</text:span></text:p>
        </text:list-item>
        <text:list-item>
          <text:p text:style-name="P55"><text:span text:style-name="Strong_20_Emphasis"><text:span text:style-name="T27">Actualización compleja</text:span></text:span><text:span text:style-name="T27"> si se necesita modificar un dato embebido en muchos documentos (</text:span><text:span text:style-name="T30">existe la </text:span><text:span text:style-name="T27">duplicación).</text:span></text:p>
        </text:list-item>
        <text:list-item>
          <text:p text:style-name="P55"><text:span text:style-name="Strong_20_Emphasis"><text:span text:style-name="T27">Menor reutilización</text:span></text:span><text:span text:style-name="T27"> de datos comunes entre múltiples documentos.</text:span></text:p>
        </text:list-item>
      </text:list>
      <text:p text:style-name="P29"/>
      <text:h text:style-name="P3" text:outline-level="3"><text:span text:style-name="Strong_20_Emphasis"><text:span text:style-name="T41">Referencias (manuales)</text:span></text:span></text:h>
      <text:p text:style-name="P7"><text:span text:style-name="T13">Implica almacenar el </text:span><text:span text:style-name="Source_20_Text"><text:span text:style-name="T13">_id</text:span></text:span><text:span text:style-name="T13"> de un documento relacionado en otro documento, simulando una clave foránea. Las referencias pueden ser unívocas para relaciones 1:1, </text:span><text:span text:style-name="T19">y además con arrays o arreglos para relaciones</text:span><text:span text:style-name="T13"> 1:N o N:M.</text:span></text:p>
      <text:p text:style-name="P7"><text:span text:style-name="Strong_20_Emphasis"><text:span text:style-name="T13">Recomendado cuando:</text:span></text:span></text:p>
      <text:list xml:id="list3573446578" text:style-name="L13">
        <text:list-item>
          <text:p text:style-name="P56"><text:span text:style-name="T13">La relación es </text:span><text:span text:style-name="Strong_20_Emphasis"><text:span text:style-name="T13">muchos a muchos</text:span></text:span><text:span text:style-name="T13"> o </text:span><text:span text:style-name="Strong_20_Emphasis"><text:span text:style-name="T13">uno a muchos</text:span></text:span><text:span text:style-name="T13"> compleja.</text:span></text:p>
        </text:list-item>
        <text:list-item>
          <text:p text:style-name="P56"><text:span text:style-name="T13">Los datos relacionados </text:span><text:span text:style-name="Strong_20_Emphasis"><text:span text:style-name="T13">no siempre se consultan juntos</text:span></text:span><text:span text:style-name="T13">.</text:span></text:p>
        </text:list-item>
        <text:list-item>
          <text:p text:style-name="P56"><text:span text:style-name="T13">Se necesita </text:span><text:span text:style-name="Strong_20_Emphasis"><text:span text:style-name="T13">independencia entre documentos</text:span></text:span><text:span text:style-name="T13">.</text:span></text:p>
        </text:list-item>
      </text:list>
      <text:p text:style-name="P7"><text:span text:style-name="Strong_20_Emphasis"><text:span text:style-name="T13">Ventajas:</text:span></text:span></text:p>
      <text:list xml:id="list2061605483" text:style-name="L14">
        <text:list-item>
          <text:p text:style-name="P57"><text:span text:style-name="Strong_20_Emphasis"><text:span text:style-name="T13">Mayor flexibilidad</text:span></text:span><text:span text:style-name="T13"> y control sobre las relaciones.</text:span></text:p>
        </text:list-item>
        <text:list-item>
          <text:p text:style-name="P57"><text:span text:style-name="T13">Los documentos pueden crecer </text:span><text:span text:style-name="Strong_20_Emphasis"><text:span text:style-name="T13">independientemente</text:span></text:span><text:span text:style-name="T13">, sin duplicación.</text:span></text:p>
        </text:list-item>
        <text:list-item>
          <text:p text:style-name="P63">Se pueden representar relaciones complejas sin necesidad de tablas intermedias <text:span text:style-name="T62">mediante arrays o arreglos</text:span>.</text:p>
        </text:list-item>
      </text:list>
      <text:p text:style-name="P7"><text:span text:style-name="Strong_20_Emphasis"><text:span text:style-name="T13">Desventajas:</text:span></text:span></text:p>
      <text:list xml:id="list2616706935" text:style-name="L15">
        <text:list-item>
          <text:p text:style-name="P58"><text:span text:style-name="T13">MongoDB </text:span><text:span text:style-name="Strong_20_Emphasis"><text:span text:style-name="T13">no garantiza integridad referencial</text:span></text:span><text:span text:style-name="T13">: no hay validación automática de que la referencia exista.</text:span></text:p>
        </text:list-item>
        <text:list-item>
          <text:p text:style-name="P58"><text:span text:style-name="T13">Requiere </text:span><text:span text:style-name="Strong_20_Emphasis"><text:span text:style-name="T13">consultas adicionales (lookups)</text:span></text:span><text:span text:style-name="T13"> si se desea combinar los datos, lo que puede afectar la performance.</text:span></text:p>
        </text:list-item>
        <text:list-item>
          <text:p text:style-name="P58"><text:span text:style-name="T13">Mayor </text:span><text:span text:style-name="Strong_20_Emphasis"><text:span text:style-name="T13">complejidad en la lógica de aplicación</text:span></text:span><text:span text:style-name="T13">.</text:span></text:p>
        </text:list-item>
      </text:list>
      <text:p text:style-name="P12"/>
      <text:p text:style-name="P30">8. Tomando como referencia el modelo de los trabajos prácticos anteriores y suponiendo que este podría mapearse a una base de datos en MongoDB, proponga algunos casos donde la relación sería conveniente ser mapeada como referencia y otros como documentos embebidos. Justifique la elección.</text:p>
      <text:p text:style-name="P9"><text:soft-page-break/></text:p>
      <text:p text:style-name="P20">Según nuestro criterio, las relaciones podrían mapearse de la siguiente manera:</text:p>
      <text:list xml:id="list3231265189" text:style-name="L16">
        <text:list-item>
          <text:p text:style-name="P61"><text:span text:style-name="T2">Relación Supplier-</text:span><text:span text:style-name="T3">Service</text:span><text:span text:style-name="T2"> (Uno a Muchos):</text:span><text:span text:style-name="T5"> esta relación sería conveniente mapearla mediante referencia, ya que se suelen hacer consultas sobre ambas entidades, lo que hace que si anidáramos los Supplier dentro de los Services por ejemplo (ya que el Service mantendría la referencia al Supplier), estaríamos teniendo muchos datos duplicados sobre una información que vamos a querer consultar, </text:span><text:span text:style-name="T6">por lo que vale la pena mantener la referencia para evitar datos duplicados y proveer a la facilidad en las consultas de ambas entidades</text:span><text:span text:style-name="T5">.</text:span></text:p>
        </text:list-item>
        <text:list-item>
          <text:p text:style-name="P70">Relación Purchase-<text:span text:style-name="T63">ItemService</text:span> (Uno a Muchos):<text:span text:style-name="T4"> esta relación valdría la pena mapearla con documentos embebidos o anidados, donde los ItemService estarían embebidos dentro de Purchase, ya que generalmente cuando se consulta Purchase se realizan acciones mediante los ItemService, lo que hace que se realice una sola consulta a la base de datos, y los ItemService son muy dependientes de Purchase, lo que también promueve a embeberlos dentro de Purchase ya que no tienen una identidad definida si fuera por Purchase. Además, los ItemService no suelen ser consultados de manera independiente, por lo que termina siendo más relevante mapearlos como documentos embebidos.</text:span></text:p>
        </text:list-item>
        <text:list-item>
          <text:p text:style-name="P70">Relación Service-<text:span text:style-name="T63">ItemService</text:span> (Uno a Muchos):<text:span text:style-name="T4"> esta relación sería conveniente mapearla por referencia, ya que para empezar, los ItemService estarían embebidos dentro de los Purchase, por lo que anidar los Service dentro de los ItemService no es buena idea ya que se perdería la referencia de los Service, además que ya se pensó a los Services como una entidad independiente en el primer ítem explicado. Sumando a la idea, </text:span><text:span text:style-name="T7">los Service son consultados de manera independiente y no así los ItemService, por lo que también promueve a la idea de mapear la relación mediante referencias, donde en este caso, la referencia la tendría el ItemService hacia el Service.</text:span></text:p>
        </text:list-item>
        <text:list-item>
          <text:p text:style-name="P71">Relación Purchase-Review (Uno a Uno):<text:span text:style-name="T4"> esta relación es conveniente mapearla con documentos embebidos, de forma que la Review se encuentre emebida dentro de Purchase. La idea es promovida por el hecho de que la Review de manera independiente nunca es consultada, puede ser nula (es decir, puede no existir), y además es totalmente dependiente de Purchase, por lo que hace todo el sentido posible embeber la Review dentro de Purchase.</text:span></text:p>
        </text:list-item>
        <text:list-item>
          <text:p text:style-name="P71">Relación <text:span text:style-name="T63">User-</text:span>Purchase (Uno a Muchos):<text:span text:style-name="T4"> esta relación sería conveniente mapearla con referencias, ya que ambas entidades son independientes y ambas son consultadas independientemente por consultas, por lo que tampoco es muy conveniente embeber una entidad dentro de otra, más allá de que Purchase ya se pensó como una entidad independiente. Así, cada Purchase mantendría una referencia de a que User pertenece.</text:span></text:p>
        </text:list-item>
        <text:list-item>
          <text:p text:style-name="P72"><text:soft-page-break/>Relación Route-Purchase (Uno a Muchos):<text:span text:style-name="T4"> </text:span><text:span text:style-name="T7">esta relación sería conveniente mapearla con referencias, ya que ambas entidades son independientes y ambas son consultadas independientemente por consultas, por lo que tampoco es muy conveniente embeber una entidad dentro de otra, más allá de que Purchase ya se pensó como una entidad independiente. Así, cada Purchase mantendría una referencia </text:span><text:span text:style-name="T4">sobre</text:span><text:span text:style-name="T7"> que </text:span><text:span text:style-name="T4">Route</text:span><text:span text:style-name="T7"> </text:span><text:span text:style-name="T4">fue realizada</text:span></text:p>
        </text:list-item>
        <text:list-item>
          <text:p text:style-name="P73">Relación Route-Stop (Muchos a Muchos):<text:span text:style-name="T4"> esta relación sería conveniente mapearla con referencias, ya que a pesar de que las Stop son dependientes de las Route, Stop puede crecer de manera indeterminada, y las Stop pueden repetirse entre varias Route. Además una Route podría agregar varias Stop en un futuro. Por lo que de esta forma, a pesar de existir una dependencia, sería conveniente mantener las referencias mutuamente entre las entidades para facilitar las tareas de mantenimiento en el futuro y tener una arquitectura que soporte el crecimiento del sistema.</text:span></text:p>
        </text:list-item>
        <text:list-item>
          <text:p text:style-name="P73">Relaciones Route-TourGuideUser y Route-DriverUser (Muchos a Muchos):<text:span text:style-name="T4"> esta relación sería conveniente mapearla con referencias, ya que las entidades TourGuideUser y DriverUser pueden crecer de manera indeterminada, además de que un TourGuideUser y un DriverUser pueden estar asignados a mas de una Route, por lo que si se anidaran los TourGuideUser <text:s/>y DriverUser dentro de Route se tendrían muchos datos duplicados. Además, en una Route podrían añadirse tanto TourGuideUser y DriverUser, como así también quitarlos, y estas tareas es más fácil realizarlas si se mantienen mediante referencias; y ambas entidades son consultadas de manera independiente, por lo que también promueve a la idea de mapear la relación mediante referencia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19:38:14.203537531</meta:creation-date>
    <dc:date>2025-06-05T15:05:20.010618640</dc:date>
    <meta:editing-duration>PT2H42M43S</meta:editing-duration>
    <meta:editing-cycles>29</meta:editing-cycles>
    <meta:generator>LibreOffice/7.3.7.2$Linux_X86_64 LibreOffice_project/30$Build-2</meta:generator>
    <meta:document-statistic meta:table-count="0" meta:image-count="0" meta:object-count="0" meta:page-count="10" meta:paragraph-count="150" meta:word-count="3008" meta:character-count="19453" meta:non-whitespace-character-count="16454"/>
  </office:meta>
</office:document-meta>
</file>